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577c" officeooo:paragraph-rsid="001d577c"/>
    </style:style>
    <style:style style:name="P2" style:family="paragraph" style:parent-style-name="Standard">
      <style:text-properties officeooo:rsid="001d577c" officeooo:paragraph-rsid="001efaa3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d577c" officeooo:paragraph-rsid="001d577c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d70b0" officeooo:paragraph-rsid="001d70b0"/>
    </style:style>
    <style:style style:name="P5" style:family="paragraph" style:parent-style-name="Standard">
      <style:text-properties officeooo:rsid="001d70b0" officeooo:paragraph-rsid="001efaa3"/>
    </style:style>
    <style:style style:name="P6" style:family="paragraph" style:parent-style-name="Standard">
      <style:text-properties officeooo:rsid="001d70b0" officeooo:paragraph-rsid="001d577c"/>
    </style:style>
    <style:style style:name="P7" style:family="paragraph" style:parent-style-name="Standard">
      <style:text-properties officeooo:rsid="001dc753" officeooo:paragraph-rsid="001dc753"/>
    </style:style>
    <style:style style:name="P8" style:family="paragraph" style:parent-style-name="Standard">
      <style:text-properties officeooo:rsid="001dc753" officeooo:paragraph-rsid="001efaa3"/>
    </style:style>
    <style:style style:name="P9" style:family="paragraph" style:parent-style-name="Standard">
      <style:text-properties officeooo:rsid="001dc753" officeooo:paragraph-rsid="001ec414"/>
    </style:style>
    <style:style style:name="P10" style:family="paragraph" style:parent-style-name="Standard">
      <style:text-properties officeooo:rsid="001ec414" officeooo:paragraph-rsid="001ec414"/>
    </style:style>
    <style:style style:name="P11" style:family="paragraph" style:parent-style-name="Standard">
      <style:text-properties officeooo:rsid="001d577c" officeooo:paragraph-rsid="001d577c"/>
    </style:style>
    <style:style style:name="P12" style:family="paragraph" style:parent-style-name="Standard">
      <style:text-properties officeooo:rsid="001dc753" officeooo:paragraph-rsid="001dc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Python Notebooks– stuff</text:p>
      <text:p text:style-name="P1"/>
      <text:p text:style-name="P10">good overview of early capabilities</text:p>
      <text:p text:style-name="P10"><text:a xlink:type="simple" xlink:href="https://www.youtube.com/watch?v=26wgEsg9Mcc" text:style-name="Internet_20_link" text:visited-style-name="Visited_20_Internet_20_Link">https://www.youtube.com/watch?v=26wgEsg9Mcc</text:a></text:p>
      <text:p text:style-name="P10"/>
      <text:p text:style-name="P10">Notebook personal use and tips</text:p>
      <text:p text:style-name="P10"><text:a xlink:type="simple" xlink:href="https://www.youtube.com/watch?v=t_TzRaK9kpU" text:style-name="Internet_20_link" text:visited-style-name="Visited_20_Internet_20_Link">https://www.youtube.com/watch?v=t_TzRaK9kpU</text:a></text:p>
      <text:p text:style-name="P10"/>
      <text:p text:style-name="P10">simple demo of features</text:p>
      <text:p text:style-name="P10"><text:a xlink:type="simple" xlink:href="https://www.youtube.com/watch?v=H6dLGQw9yFQ" text:style-name="Internet_20_link" text:visited-style-name="Visited_20_Internet_20_Link">https://www.youtube.com/watch?v=H6dLGQw9yFQ</text:a></text:p>
      <text:p text:style-name="P10"/>
      <text:p text:style-name="P10">in-depth ipython series</text:p>
      <text:p text:style-name="P10"><text:a xlink:type="simple" xlink:href="https://www.youtube.com/watch?v=xe_ATRmw0KM" text:style-name="Internet_20_link" text:visited-style-name="Visited_20_Internet_20_Link">https://www.youtube.com/watch?v=xe_ATRmw0KM</text:a></text:p>
      <text:p text:style-name="P10"><text:a xlink:type="simple" xlink:href="https://www.youtube.com/watch?v=A8VbS-YX2Lo" text:style-name="Internet_20_link" text:visited-style-name="Visited_20_Internet_20_Link">https://www.youtube.com/watch?v=A8VbS-YX2Lo</text:a></text:p>
      <text:p text:style-name="P10"><text:a xlink:type="simple" xlink:href="https://www.youtube.com/watch?v=4tJKZWWRs6s" text:style-name="Internet_20_link" text:visited-style-name="Visited_20_Internet_20_Link">https://www.youtube.com/watch?v=4tJKZWWRs6s</text:a></text:p>
      <text:p text:style-name="P9"/>
      <text:p text:style-name="P5">Using Ipython Notebook on Parallel Cluster:</text:p>
      <text:p text:style-name="P5"><text:a xlink:type="simple" xlink:href="http://web.mit.edu/STAR/cluster/docs/latest/plugins/ipython.html" text:style-name="Internet_20_link" text:visited-style-name="Visited_20_Internet_20_Link">http://web.mit.edu/STAR/cluster/docs/latest/plugins/ipython.html</text:a></text:p>
      <text:p text:style-name="P7"><text:a xlink:type="simple" xlink:href="http://www.astro.washington.edu/users/vanderplas/Astr599/notebooks/21_IPythonParallel" text:style-name="Internet_20_link" text:visited-style-name="Visited_20_Internet_20_Link">http://www.astro.washington.edu/users/vanderplas/Astr599/notebooks/21_IPythonParallel</text:a></text:p>
      <text:p text:style-name="P7"/>
      <text:p text:style-name="P7"/>
      <text:p text:style-name="P7"><text:a xlink:type="simple" xlink:href="http://astro.berkeley.edu/~berian/news-2012.shtml" text:style-name="Internet_20_link" text:visited-style-name="Visited_20_Internet_20_Link">http://astro.berkeley.edu/~berian/news-2012.shtml</text:a></text:p>
      <text:p text:style-name="P8"><text:a xlink:type="simple" xlink:href="https://github.com/brandon-rhodes/astronomy-notebooks" text:style-name="Internet_20_link" text:visited-style-name="Visited_20_Internet_20_Link">https://github.com/brandon-rhodes/astronomy-notebooks</text:a></text:p>
      <text:p text:style-name="P8"><text:a xlink:type="simple" xlink:href="http://rhodesmill.org/brandon/2013/codemash-astronomy/" text:style-name="Internet_20_link" text:visited-style-name="Visited_20_Internet_20_Link">http://rhodesmill.org/brandon/2013/codemash-astronomy/</text:a></text:p>
      <text:p text:style-name="P2"/>
      <text:p text:style-name="P1"><text:a xlink:type="simple" xlink:href="http://ipython.org/notebook.html" text:style-name="Internet_20_link" text:visited-style-name="Visited_20_Internet_20_Link">http://ipython.org/notebook.html</text:a></text:p>
      <text:p text:style-name="P1"/>
      <text:p text:style-name="P1"><text:a xlink:type="simple" xlink:href="https://github.com/ipython/ipython/wiki/A-gallery-of-interesting-IPython-Notebooks" text:style-name="Internet_20_link" text:visited-style-name="Visited_20_Internet_20_Link">https://github.com/ipython/ipython/wiki/A-gallery-of-interesting-IPython-Notebooks</text:a></text:p>
      <text:p text:style-name="P6"/>
      <text:p text:style-name="P4"><text:a xlink:type="simple" xlink:href="http://www.reddit.com/r/IPython" text:style-name="Internet_20_link" text:visited-style-name="Visited_20_Internet_20_Link">http://www.reddit.com/r/IPython</text:a></text:p>
      <text:p text:style-name="P4"/>
      <text:p text:style-name="P4"><text:a xlink:type="simple" xlink:href="http://lwn.net/Articles/590557/" text:style-name="Internet_20_link" text:visited-style-name="Visited_20_Internet_20_Link">http://lwn.net/Articles/590557/</text:a></text:p>
      <text:p text:style-name="P4"/>
      <text:p text:style-name="P7"><text:a xlink:type="simple" xlink:href="http://www.arachnoid.com/IPython/index.html" text:style-name="Internet_20_link" text:visited-style-name="Visited_20_Internet_20_Link">http://www.arachnoid.com/IPython/index.html</text:a></text:p>
      <text:p text:style-name="P7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6:22:44.013011669</meta:creation-date>
    <dc:date>2015-01-11T15:25:42.621489247</dc:date>
    <meta:editing-duration>PT56M8S</meta:editing-duration>
    <meta:editing-cycles>4</meta:editing-cycles>
    <meta:generator>LibreOffice/4.3.5.2.0$Linux_x86 LibreOffice_project/430m0$Build-2</meta:generator>
    <meta:document-statistic meta:table-count="0" meta:image-count="0" meta:object-count="0" meta:page-count="1" meta:paragraph-count="22" meta:word-count="42" meta:character-count="960" meta:non-whitespace-character-count="940"/>
  </office:meta>
</office:document-meta>
</file>